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tyle="normal" fo:font-weight="bold"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style:font-name="Liberation Sans" fo:font-style="normal" fo:font-weight="bol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4" style:family="paragraph" style:parent-style-name="Standard" style:list-style-name="L1">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6" style:family="paragraph" style:parent-style-name="Standard">
      <style:text-properties style:font-name="Liberation Sans" fo:font-size="20pt" fo:font-weight="bold" style:font-size-asian="20pt" style:font-weight-asian="bold" style:font-size-complex="20pt" style:font-weight-complex="bold"/>
    </style:style>
    <style:style style:name="P7" style:family="paragraph" style:parent-style-name="Standard">
      <style:text-properties style:font-name="Liberation Sans" fo:font-size="8pt" fo:font-weight="bold" style:font-size-asian="8pt" style:font-weight-asian="bold" style:font-size-complex="8pt" style:font-weight-complex="bold"/>
    </style:style>
    <style:style style:name="P8" style:family="paragraph" style:parent-style-name="Standard">
      <style:text-properties style:font-name="Liberation Sans" fo:font-weight="bold" style:font-weight-asian="bold" style:font-weight-complex="bold"/>
    </style:style>
    <style:style style:name="P9" style:family="paragraph" style:parent-style-name="Standard">
      <style:paragraph-properties fo:text-align="start" style:justify-single-word="false"/>
      <style:text-properties style:font-name="Liberation Sans" fo:font-style="italic" fo:font-weight="normal" style:font-style-asian="italic" style:font-weight-asian="normal" style:font-style-complex="italic" style:font-weight-complex="normal"/>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font-style-complex="italic"/>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resa Alvarenga, El Nacional 16 de Marzo de 1977.</text:span></text:p>
      <text:p text:style-name="P6">Encontrar una Expresión Propia e Interpretar Nuestra Realidad</text:p>
      <text:p text:style-name="P7">Son las tareas prioritarias del crítico literario en América Latina</text:p>
      <text:p text:style-name="P8"><text:span text:style-name="T1">Henríque Ureña y Mariátegui dan las claves respecto a las funciones de quienes se dedican a este oficio, </text:span><text:span text:style-name="T2">Mario Benedetti</text:span></text:p>
      <text:p text:style-name="P8"><text:span text:style-name="T2"/></text:p>
      <text:list xml:id="list9929192871" text:style-name="L1">
        <text:list-item>
          <text:p text:style-name="P4">A mi juicio, la más importante novela latinoamericano de los últimos tiempos es “Yo, el Supremo”, de Augusto Roa Bastos</text:p>
        </text:list-item>
        <text:list-item>
          <text:p text:style-name="P4">Hoy a las 6:00 p.m. Dictará una conferencia en el Centro de Estudios Rómulo Gallegos sobre el tema: “El escritor y la Critica”.</text:p>
        </text:list-item>
      </text:list>
      <text:p text:style-name="P3"/>
      <text:p text:style-name="P5"><text:tab/>Autor de más de 40 libros traducidos a catorce idiomas, poeta, narrador, ensayista, dramaturgo, critico cinematográfico y literario, combativo periodista y hasta autor de letras de canciones populares. Sin olvidar que en su juventud fue taquígrafo, cajero y vendedor de repuestos de automóviles. Mario Benedetti, este conocido intelectual uruguayo actualmente en el exilio, visita Caracas por primera ves.</text:p>
      <text:p text:style-name="P3"/>
      <text:p text:style-name="P5"><text:tab/>Siempre se me dijo que Mario Benedetti era un difícil personaje y así me pareció en su voz desde el primer contacto telefónico: -Acabo de llegar, déjeme siguiera subir a la habitación; telefonéeme de nuevo el lunes -. Me aleja por 72 horas y el lunes me recibe listo y cordial en el lobby del hotel. Quiso leer mis preguntas y una ves conocidas, vino su reacción; - Imposible, no puedo responder a esas preguntas; son prácticamente el tema de mi conferencia en el Centro Rómulo Gallegos - “Pero Mario, conocemos más al narrador, al poeta, al periodista -replicamos... Transcurren unos minutos mientras discutimos al posponer o no la entrevista, -Podría hablar de otras cosas, empecemos por donde usted quiera. ¿Que le parece?- M.B: sonríe discretamente y acepta una de mis interrogantes sobre las funciones del crítico.</text:p>
      <text:p text:style-name="P5"/>
      <text:p text:style-name="P5"><text:tab/>Este comienzo no tiene un final distinto. Cuando nos despedimos, me pide que le envíe el texto para revisarlo. Trato de explicarle que en Venezuela las cosas funcionan distinto y que un periodista profesional considera que redactar es justamente su trabajo; que la fidelidad y veracidad de un texto dependen de su responsabilidad. Mario Benedetti asegura que si no revisa el texto no cuente con que me concederá otra entrevista en el futuro. Con gran pesar -puesto que se trata de un grande y combatiente escritor- ésta será la primera y la ultima entrevista que le hago.</text:p>
      <text:p text:style-name="P5"/>
      <text:p text:style-name="P2">Críticos Literarios ¿para que?</text:p>
      <text:p text:style-name="P2"/>
      <text:p text:style-name="P5"><text:tab/>Aunque suene muy elemental para los eruditos -dice Benedetti- pienso que la función del crítico es ayudar a comprender la obra literaria. Dentro de la literatura latinoamericana hay dos títulos de dos famosos ensayistas, que de algún modo están dando las claves de lo que yo entiendo debería ser la crítica en América latina. Uno de ellos es de Henriquez Oreña, ensayo en busca de nuestra expresión-; otro es el libro de Mariátegui sobre la búsqueda de una interpretación de la realidad peruana. Ambas cosas deben ser tareas prioritarias del crítico en el continente. Eso no quiere decir que no exista otro tipo de crítica más técnica que se base en la palabra, los signos, los significados, etc, pero pienso que para América Latina y en el contexto de nuestro subdesarrollo esas son dos tareas muy importantes que el crítico tiene por delante.</text:p>
      <text:p text:style-name="P5"/>
      <text:p text:style-name="P5"><text:soft-page-break/><text:tab/>¿A su juicio el crítico literario tiene que tener de antemano una posición política?</text:p>
      <text:p text:style-name="P5"/>
      <text:p text:style-name="P5"><text:tab/>El critico siempre tiene una posición política. No tenerla definida es también tenerla. No es una exigencia previa, es un hecho que da la realidad. Hasta la indiferencia es una posición política. El crítico es un ser humano como cualquier otro y quiera o no, su posición política influye en su tarea critica.</text:p>
      <text:p text:style-name="P5"/>
      <text:p text:style-name="P5"><text:tab/>Algunas personas podrían preguntarse cómo hace Mario Benedetti para ejercer libremente la crítica en Cuba, país donde reside actualmente.</text:p>
      <text:p text:style-name="P5"/>
      <text:p text:style-name="P5"><text:tab/>No sé qué personas se hacen esa pregunta; yo no me la hago -responde-. Lo que le puedo decir es que donde no puedo ejercer esa criticas es en mi país y otros países del continente. Esa visión de Cuba que pueden tener algunas personas no corresponde a la realidad, he vivido allí tres años seguidos, ahora estoy radicado, de modo que tengo una aproximación bastante directa. Bueno parte de mi producción crítica la he escrito y publicado en Cuba, así que mi afirmación viene de mi propia experiencia.</text:p>
      <text:p text:style-name="P5"/>
      <text:p text:style-name="P5"><text:tab/>Mario Benedetti abunda en su respuesta añadiendo que hay varios jóvenes críticos cubanos, entre ellos Desiderio Navarro, que han realizado un amplio trabajo de crítica estructuralista (correente muy diversa a la de basamento marxista) y no “solo eso, sino que en Cuba se publican libros de critica estructuralista extranjera”.</text:p>
      <text:p text:style-name="P5"/>
      <text:p text:style-name="P5"><text:tab/>Benedetti se ubica, tal como explico antes, en otra línea de investigación y crítica. Inscrito dentro de sus postulados esta ahora escribiendo un libro que contiene un ensayo sobre el escrítor en el contesto del subdesarrollo, un trabajo sobre las tres ultimas novelas de latinoamericana que tratan sobre el dictador: Yo el Supremo de Roa Bastos. El Otoño del Patriarca de García Marquez y el Recurso del Método de Carpentier. - Para meter a los tres en uno he titulado el trabajo El recurso del supremo patriarca -dice- también incluyo “Notas sobre algunas formas subsidiarias de penetración cultural” y tabajos sobre la poesía de Francisco Urondo (argentino), José Soler Puig (cubano), Lezama Lima y sobre la poesía del Presidente de Angola, Agustiho Neto, que es un gran poeta. No todos los trabajos son inéditos, dos ya fueron publicados en “Casa de las Américas” y la revista de Antonio Cornejo, del Perú.</text:p>
      <text:p text:style-name="P5"/>
      <text:p text:style-name="P5"><text:tab/>¿Ningún ensayo sobre escritor venezolano?</text:p>
      <text:p text:style-name="P5"/>
      <text:p text:style-name="P5"><text:tab/>No, confieso que es una literatura que no conozco suficiente. Pienso ahora llevarme algunos libros.</text:p>
      <text:p text:style-name="P5"><text:tab/></text:p>
      <text:p text:style-name="P5"><text:tab/>¿Quiénes le interesan de primer golpe?</text:p>
      <text:p text:style-name="P5"/>
      <text:p text:style-name="P5"><text:tab/>Me gustan algunas novelas de Miguel Otero Silva, de Salvador Garmendia, creo que Guillermo Meneses es un cuentista de primera linea. Entre los jóvenes me interesan Luis Brito García, y también los poetas Ramón Palomares, Calzadilla, Efrain Hurtado, Aquiles Nazoa.</text:p>
      <text:p text:style-name="P5"/>
      <text:p text:style-name="P5"><text:tab/>Además de este libro de ensayos Mario Benedetti está a punto de publicar la La casa y el ladrillo y con y sin nostalgia, “ambas muy atravesados por los problemas del Uruguay actual, -explica- En ningún de los dos aparece la política, ni como panfleto, ni como un <text:soft-page-break/>mensaje explícito, sino que aparece como telón de fondo que en el plano estrictamente humano ocasionó ese terremoto ocurrido en mi país”.</text:p>
      <text:p text:style-name="P5"/>
      <text:p text:style-name="P9">Escribir letras para canciones populares ha sido una refrescante experiencia confío Mario Benedetti.</text:p>
      <text:p text:style-name="P9"/>
      <text:p text:style-name="P3"><text:span text:style-name="T3">“Yo el supremo”, extraordinario novela.</text:span></text:p>
      <text:p text:style-name="P5"><text:tab/>En esa vida de actividad variada -decimos a M.B.- de poeta, ensayista narrador, crítico y periodista, encontramos que también ha hecho letras de canciones populares. ¿Qué puede decir acerca de actividad tan poco usual para un escritor?.</text:p>
      <text:p text:style-name="P5"/>
      <text:p text:style-name="P5"><text:tab/>La cosa empezó porque algunos músicos tomaron poemas míos y los integraron a su repertorio. En Argentina y Uruguay hubo un momento en el cual los cantantes se interesaban por lo que las letras decían y no todos dominaban el ejercicio poético como para producir. Entonces -sigue contando Benedetti- recurrieron a variados poetas, yo entre ellos y puedo decir que para mí ha sido una experiencia refrescante. Retomé el poema con verso y con rima. Trabajé, por ejemplo, con Alberto Fabero y Nacha Guevara; hicimos “Nacha canta a Benedetti”, se interrumpió por los suceso que todos ustedes conocen.</text:p>
      <text:p text:style-name="P5"/>
      <text:p text:style-name="P5"><text:tab/>Fue también una buena experiencia -agrega el escritor- en otro sentido; una canción se popularizo en base al nombre de un cantante. Varias de mis canciones se han popularizado y ese es una experiencia muy linda para mí. La canción pasa a ser como en el tiempo de los juglares, patrimonio del pueblo, una cosa anónima. Aunque la vanidad queda herida, me siento orgulloso de que algún texto mío ande por ahí de su cuenta.</text:p>
      <text:p text:style-name="P5"/>
      <text:p text:style-name="P5"><text:tab/>Su experiencia de anonimato me lleva a preguntar ¿que tipo de cultura, de producto cultural es el que debería fomentarse?.</text:p>
      <text:p text:style-name="P5"/>
      <text:p text:style-name="P5"><text:tab/>En estos temas y otros -afirma- no soy nada esquemático. Lo mismo que a un escritor no exigiría nada como deber en materia de compromiso político, lo mismo diría de esta materia. Es un camino al que hay que llegar, o no se llega. Ahora, en cualesquiera de estos terrenos es esencial la transformación previa del escritor como individuo. Lo político, lo social, ese producto cultural de que usted habla, tiene que venir como una consecuencia de la transformación del individuo y no como un propósito artificial que el escritor se hace. El escritor, el pintor, el músico por si mismo y como tarea individual, no van a transformar una sociedad, ni crear una nueva cultura, y parece bastante paternalista <text:s/>(actitud que no comparto), eso de que un escritor escriba para el pueblo. Un escritor debe sentirse parte integrante de su pueblo y escribir desde y con su pueblo, Claro está que un movimiento plural se fomar con movimientos individuales.</text:p>
      <text:p text:style-name="P5"/>
      <text:p text:style-name="P5"><text:tab/>Una ultima pregunta y la dirijo al crítico: ¿cuáles serian a su juicio las más importantes noveles publicadas en los últimos años en América Latina?.</text:p>
      <text:p text:style-name="P5"/>
      <text:p text:style-name="P5"><text:tab/>Así de sopetón uno se olvida de nombres, pero de una cosa sí estoy seguro, que para mi es Yo el Supremo del paraguayo Augusto Roa Bastos. (Le preguntamos sus razones, Benedetti mueve de lado su cabeza, sonríe. He escrito todo un ensayo para decir por qué... En esta novela se dan varias virtudes esenciales: hay una búsqueda exhaustiva en las fuentes históricas del personaje -el dictador de Francia (unos 20 años de investigación) -. Hay una reelaboración y revaloración de la figura de Francia, que incluso polemiza con la <text:soft-page-break/>visión de los viajeros europeos que escribieron sobre el dictador y de los medios más reaccionarios de América Latina en aquel momento. Para mí es tan importante en este sentido, como el “Ulises” que Joyce o los experimentos de Guimaraes Rosa. Tiene un nivel artístico de primera y en medio de todo eso es una obra de vanguardia. Desde la aparición de Pedro Páramo de Rulfo, América Latina no producía un libro tan important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6-11T18:33:22</dc:date>
    <meta:editing-duration>PT1H37M25S</meta:editing-duration>
    <meta:editing-cycles>14</meta:editing-cycles>
    <meta:generator>LibreOffice/3.5$Linux_X86_64 LibreOffice_project/350m1$Build-2</meta:generator>
    <meta:document-statistic meta:table-count="0" meta:image-count="0" meta:object-count="0" meta:page-count="4" meta:paragraph-count="32" meta:word-count="1639" meta:character-count="9893" meta:non-whitespace-character-count="8263"/>
  </office:meta>
</office:document-meta>
</file>